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Fly</text:p>
          </table:table-cell>
          <table:table-cell office:value-type="string">
            <text:p>Aggressive Fly</text:p>
          </table:table-cell>
          <table:table-cell office:value-type="string">
            <text:p>Horf</text:p>
          </table:table-cell>
          <table:table-cell office:value-type="string">
            <text:p>Jumper</text:p>
          </table:table-cell>
          <table:table-cell office:value-type="string">
            <text:p>Clotty</text:p>
          </table:table-cell>
          <table:table-cell office:value-type="string">
            <text:p>Zombie</text:p>
          </table:table-cell>
          <table:table-cell office:value-type="string">
            <text:p>Gish</text:p>
          </table:table-cell>
          <table:table-cell office:value-type="string">
            <text:p>Shooting Fly</text:p>
          </table:table-cell>
        </table:table-row>
        <table:table-row table:style-name="ro2">
          <table:table-cell office:value-type="string">
            <text:p>Isaac I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rry I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ain II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udas 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ve I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7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2T17:33:45.31</meta:creation-date>
    <dc:date>2012-03-12T17:37:58.82</dc:date>
    <meta:editing-duration>PT4M13S</meta:editing-duration>
    <meta:editing-cycles>1</meta:editing-cycles>
    <meta:document-statistic meta:table-count="3" meta:cell-count="53" meta:object-count="0"/>
    <meta:generator>OpenOffice.org/3.3$Win32 OpenOffice.org_project/330m20$Build-9567</meta:generator>
  </office:meta>
</office:document-meta>
</file>